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00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23ff23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35cm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7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9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ackground-color="#ccccff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6">
            <text:p>16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4"/>
          <table:table-cell table:style-name="ce22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1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2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4"/>
          <table:table-cell table:style-name="ce24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0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3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필드오브젝트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office:value-type="string">
            <text:p>출구정보</text:p>
          </table:table-cell>
          <table:table-cell/>
          <table:table-cell office:value-type="string">
            <text:p>출구 zone 번호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 table:number-rows-repeated="65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5">
            <text:p>1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0"/>
          <table:table-cell table:style-name="ce22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Default"/>
          <table:table-cell table:style-name="ce10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9"/>
          <table:table-cell table:style-name="ce1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/>
          <table:table-cell table:style-name="ce13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/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7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0"/>
          <table:table-cell table:style-name="ce2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15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오브젝트</text:p>
          </table:table-cell>
          <table:table-cell table:number-columns-repeated="12"/>
          <table:table-cell table:style-name="Default" table:number-columns-repeated="3"/>
          <table:table-cell table:style-name="ce16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출구 zone 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2009-09-29</text:date>, <text:time>20:54:2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10:24:14.43</meta:creation-date>
    <dc:date>2009-09-29T20:54:27.93</dc:date>
    <meta:editing-duration>PT125H52M20S</meta:editing-duration>
    <meta:editing-cycles>56</meta:editing-cycles>
    <meta:generator>OpenOffice.org/3.1$Win32 OpenOffice.org_project/310m11$Build-9399</meta:generator>
    <meta:document-statistic meta:table-count="2" meta:cell-count="800" meta:object-count="0"/>
  </office:meta>
</office:document-meta>
</file>